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0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>
            <text:p><text:a xlink:href="python://screen_title">screen_title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table:number-columns-spanned="1" table:number-rows-spanned="4">
            <text:p><text:a xlink:href="python://for%20each=%22name%20in%20screen_fields%22">for each="name in screen_fields"</text:a></text:p>
          </table:table-cell>
          <table:table-cell table:style-name="ce3" office:value-type="string">
            <text:p><text:a xlink:href="python://get_label(screen_model,%20name)">get_label(screen_model, name)</text:a></text:p>
          </table:table-cell>
          <table:table-cell office:value-type="string" table:number-columns-spanned="1" table:number-rows-spanned="4">
            <text:p><text:a xlink:href="python:///for">/for</text:a>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<text:a xlink:href="python://for%20each=%22r%20in%20screen_rows%22">for each="r in screen_rows"</text:a></text:p>
          </table:table-cell>
          <table:covered-table-cell/>
          <table:table-cell table:number-columns-repeated="1021"/>
        </table:table-row>
        <table:table-row table:style-name="ro3">
          <table:covered-table-cell/>
          <table:table-cell office:value-type="string">
            <text:p><text:a xlink:href="python://(screen_fields_type[name]%20in%20('char','boolean')%20and%20(r[name]%20or%20''))%20or%20(screen_fields_type[name]%20==%20'integer'%20and%20int(r[name]))%20or%20(screen_fields_type[name]%20==%20'float'%20and%20float(r[name])%20or%20float(0.0))%20or%20(screen_fields_type[name]%20==%20'date'%20and%20r[name]%20or%20'')%20or%20(screen_fields_type[name]%20==%20'datetime'%20and%20r[name]%20or%20'')%20or%20(screen_fields_type[name]%20==%20'selection'%20and%20get_selection_item(r,%20name))%20or%20(screen_fields_type[name]%20==%20'many2one'%20and%20get_name(r[name]))%20or%20(screen_fields_type[name]%20in%20('many2many',%20'one2many')%20and%20'(%20'+str(len(r[name]))+'%20)')">(screen_fields_type[name] in ('char','boolean') and (r[name] or '')) or (screen_fields_type[name] == 'integer' and int(r[name])) or (screen_fields_type[name] == 'float' and float(r[name]) or float(0.0)) or (screen_fields_type[name] == 'date' and r[name] or '') or (screen_fields_type[name] == 'datetime' and r[name] or '') or (screen_fields_type[name] == 'selection' and get_selection_item(r, name)) or (screen_fields_type[name] == 'many2one' and get_name(r[name])) or (screen_fields_type[name] in ('many2many', 'one2many') and '( '+str(len(r[name]))+' )')</text:a></text:p>
          </table:table-cell>
          <table:covered-table-cell/>
          <table:table-cell table:number-columns-repeated="1021"/>
        </table:table-row>
        <table:table-row table:style-name="ro3">
          <table:covered-table-cell/>
          <table:table-cell office:value-type="string">
            <text:p><text:a xlink:href="python:///for">/for</text:a></text:p>
          </table:table-cell>
          <table:covered-table-cell/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.08.2011</text:date>, <text:time>15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1-08-27T15:44:47</dc:date>
    <meta:editing-duration>PT07H12M59S</meta:editing-duration>
    <meta:editing-cycles>50</meta:editing-cycles>
    <meta:generator>OpenOffice.org/3.2$Linux OpenOffice.org_project/320m19$Build-9505</meta:generator>
    <dc:creator>Martin </dc:creator>
    <meta:document-statistic meta:table-count="1" meta:cell-count="7" meta:object-count="0"/>
    <meta:user-defined meta:name="Info 1"/>
    <meta:user-defined meta:name="Info 2"/>
    <meta:user-defined meta:name="Info 3"/>
    <meta:user-defined meta:name="Info 4"/>
  </office:meta>
</office:document-meta>
</file>